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style:line-height-at-least="0.198in"/>
      <style:text-properties fo:color="#cccccc" loext:opacity="100%" style:font-name="Consolas" fo:font-size="10.5pt" fo:font-weight="normal" fo:background-color="#1f1f1f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>
      <loext:graphic-properties draw:fill="solid" draw:fill-color="#eeeeee"/>
    </style:style>
    <style:style style:name="T1" style:family="text">
      <style:text-properties officeooo:rsid="0017e0b0"/>
    </style:style>
    <style:style style:name="T2" style:family="text">
      <style:text-properties fo:color="#c586c0" loext:opacity="100%"/>
    </style:style>
    <style:style style:name="T3" style:family="text">
      <style:text-properties fo:color="#c586c0" loext:opacity="100%" style:font-name="Consolas" fo:font-size="10.5pt" fo:font-weight="normal"/>
    </style:style>
    <style:style style:name="T4" style:family="text">
      <style:text-properties fo:color="#4ec9b0" loext:opacity="100%"/>
    </style:style>
    <style:style style:name="T5" style:family="text">
      <style:text-properties fo:color="#4ec9b0" loext:opacity="100%" style:font-name="Consolas" fo:font-size="10.5pt" fo:font-weight="normal"/>
    </style:style>
    <style:style style:name="T6" style:family="text">
      <style:text-properties fo:color="#569cd6" loext:opacity="100%"/>
    </style:style>
    <style:style style:name="T7" style:family="text">
      <style:text-properties fo:color="#569cd6" loext:opacity="100%" style:font-name="Consolas" fo:font-size="10.5pt" fo:font-weight="normal"/>
    </style:style>
    <style:style style:name="T8" style:family="text">
      <style:text-properties style:font-name="Consolas" fo:font-size="10.5pt" fo:font-weight="normal"/>
    </style:style>
    <style:style style:name="T9" style:family="text">
      <style:text-properties fo:color="#dcdcaa" loext:opacity="100%" style:font-name="Consolas" fo:font-size="10.5pt" fo:font-weight="normal"/>
    </style:style>
    <style:style style:name="T10" style:family="text">
      <style:text-properties fo:color="#9cdcfe" loext:opacity="100%"/>
    </style:style>
    <style:style style:name="T11" style:family="text">
      <style:text-properties fo:color="#9cdcfe" loext:opacity="100%" style:font-name="Consolas" fo:font-size="10.5pt" fo:font-weight="normal"/>
    </style:style>
    <style:style style:name="T12" style:family="text">
      <style:text-properties fo:color="#d4d4d4" loext:opacity="100%"/>
    </style:style>
    <style:style style:name="T13" style:family="text">
      <style:text-properties fo:color="#d4d4d4" loext:opacity="100%" style:font-name="Consolas" fo:font-size="10.5pt" fo:font-weight="normal"/>
    </style:style>
    <style:style style:name="T14" style:family="text">
      <style:text-properties fo:color="#b5cea8" loext:opacity="100%" style:font-name="Consolas" fo:font-size="10.5pt" fo:font-weight="normal"/>
    </style:style>
    <style:style style:name="T15" style:family="text">
      <style:text-properties fo:color="#ce9178" loext:opacity="100%"/>
    </style:style>
    <style:style style:name="T16" style:family="text">
      <style:text-properties fo:color="#ce9178" loext:opacity="100%" style:font-name="Consolas" fo:font-size="10.5pt" fo:font-weight="normal"/>
    </style:style>
    <style:style style:name="T17" style:family="text">
      <style:text-properties fo:color="#6a9955" loext:opacity="100%" style:font-name="Consolas" fo:font-size="10.5pt" fo:font-weight="normal"/>
    </style:style>
    <style:style style:name="gr1" style:family="graphic">
      <style:graphic-properties draw:stroke="dash" draw:stroke-dash="Dash" svg:stroke-color="#000000" svg:stroke-linecap="butt" draw:fill="solid" draw:fill-color="#eeeeee" fo:min-height="1.9898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10</text:p>
      <text:h text:style-name="Heading_20_3" text:outline-level="3">Aim : Disk Scheduling and Simple File System Designs</text:h>
      <text:p text:style-name="P1">10.1: Simulate FCFS,SSTF,C-SCAN,C-LOOK,RSS for disk head movement</text:p>
      <text:p text:style-name="P1">10.2:Design a basic file system structure with block allocation, directory management, and file operations (create, read, delete<text:span text:style-name="T1">)</text:span></text:p>
      <text:p text:style-name="P3">import random</text:p>
      <text:p text:style-name="P3"/>
      <text:p text:style-name="P3">class DiskScheduling:</text:p>
      <text:p text:style-name="P3">    def __init__(self, requests, head, diskSize=200):</text:p>
      <text:p text:style-name="P3">        """</text:p>
      <text:p text:style-name="P3">        :param requests: list of disk track requests</text:p>
      <text:p text:style-name="P3">        :param head: initial head position</text:p>
      <text:p text:style-name="P3">        :param diskSize: total size of disk (default 200)</text:p>
      <text:p text:style-name="P3">        """</text:p>
      <text:p text:style-name="P3">        self.requests = requests[:]  # make a copy</text:p>
      <text:p text:style-name="P3">        self.head = head</text:p>
      <text:p text:style-name="P3">        self.diskSize = diskSize</text:p>
      <text:p text:style-name="P3"/>
      <text:p text:style-name="P3">    def fcfs(self):</text:p>
      <text:p text:style-name="P3">        """First Come First Serve"""</text:p>
      <text:p text:style-name="P3">        distance, head = 0, self.head</text:p>
      <text:p text:style-name="P3">        order = []</text:p>
      <text:p text:style-name="P3">        for req in self.requests:</text:p>
      <text:p text:style-name="P3">            distance += abs(head - req)</text:p>
      <text:p text:style-name="P3">            order.append(req)</text:p>
      <text:p text:style-name="P3">            head = req</text:p>
      <text:p text:style-name="P3">        return order, distance</text:p>
      <text:p text:style-name="P3"/>
      <text:p text:style-name="P3">    def sstf(self):</text:p>
      <text:p text:style-name="P3">        """Shortest Seek Time First"""</text:p>
      <text:p text:style-name="P3">        distance, head = 0, self.head</text:p>
      <text:p text:style-name="P3">        requests = self.requests[:]</text:p>
      <text:p text:style-name="P3">        order = []</text:p>
      <text:p text:style-name="P3">        while requests:</text:p>
      <text:p text:style-name="P3">            closest = min(requests, key=lambda x: abs(x - head))</text:p>
      <text:p text:style-name="P3">            distance += abs(head - closest)</text:p>
      <text:p text:style-name="P3">            order.append(closest)</text:p>
      <text:p text:style-name="P3">            head = closest</text:p>
      <text:p text:style-name="P3">            requests.remove(closest)</text:p>
      <text:p text:style-name="P3">        return order, distance</text:p>
      <text:p text:style-name="P3"/>
      <text:p text:style-name="P3">    def cscan(self):</text:p>
      <text:p text:style-name="P3">        """Circular SCAN"""</text:p>
      <text:p text:style-name="P3">        distance, head = 0, self.head</text:p>
      <text:p text:style-name="P3">        requests = sorted(self.requests)</text:p>
      <text:p text:style-name="P3">        order = []</text:p>
      <text:p text:style-name="P3"/>
      <text:p text:style-name="P3">        right = [r for r in requests if r &gt;= head]</text:p>
      <text:p text:style-name="P3">        left = [r for r in requests if r &lt; head]</text:p>
      <text:p text:style-name="P3"><text:soft-page-break/></text:p>
      <text:p text:style-name="P3">        # Go rightwards till the end</text:p>
      <text:p text:style-name="P3">        for r in right:</text:p>
      <text:p text:style-name="P3">            distance += abs(head - r)</text:p>
      <text:p text:style-name="P3">            order.append(r)</text:p>
      <text:p text:style-name="P3">            head = r</text:p>
      <text:p text:style-name="P3"/>
      <text:p text:style-name="P3">        # Jump to the beginning and service left</text:p>
      <text:p text:style-name="P3">        if left:</text:p>
      <text:p text:style-name="P3">            distance += abs(self.diskSize - 1 - head)  # go to end</text:p>
      <text:p text:style-name="P3">            distance += self.diskSize - 1              # jump to beginning</text:p>
      <text:p text:style-name="P3">            head = 0</text:p>
      <text:p text:style-name="P3">            for r in left:</text:p>
      <text:p text:style-name="P3">                distance += abs(head - r)</text:p>
      <text:p text:style-name="P3">                order.append(r)</text:p>
      <text:p text:style-name="P3">                head = r</text:p>
      <text:p text:style-name="P3"/>
      <text:p text:style-name="P3">        return order, distance</text:p>
      <text:p text:style-name="P3"/>
      <text:p text:style-name="P3">    def clook(self):</text:p>
      <text:p text:style-name="P3">        """Circular LOOK"""</text:p>
      <text:p text:style-name="P3">        distance, head = 0, self.head</text:p>
      <text:p text:style-name="P3">        requests = sorted(self.requests)</text:p>
      <text:p text:style-name="P3">        order = []</text:p>
      <text:p text:style-name="P3"/>
      <text:p text:style-name="P3">        right = [r for r in requests if r &gt;= head]</text:p>
      <text:p text:style-name="P3">        left = [r for r in requests if r &lt; head]</text:p>
      <text:p text:style-name="P3"/>
      <text:p text:style-name="P3">        # Service right side</text:p>
      <text:p text:style-name="P3">        for r in right:</text:p>
      <text:p text:style-name="P3">            distance += abs(head - r)</text:p>
      <text:p text:style-name="P3">            order.append(r)</text:p>
      <text:p text:style-name="P3">            head = r</text:p>
      <text:p text:style-name="P3"/>
      <text:p text:style-name="P3">        # Jump to smallest request on the left</text:p>
      <text:p text:style-name="P3">        if left:</text:p>
      <text:p text:style-name="P3">            distance += abs(head - left[0])</text:p>
      <text:p text:style-name="P3">            head = left[0]</text:p>
      <text:p text:style-name="P3">            for r in left:</text:p>
      <text:p text:style-name="P3">                distance += abs(head - r)</text:p>
      <text:p text:style-name="P3">                order.append(r)</text:p>
      <text:p text:style-name="P3">                head = r</text:p>
      <text:p text:style-name="P3"/>
      <text:p text:style-name="P3">        return order, distance</text:p>
      <text:p text:style-name="P3"/>
      <text:p text:style-name="P3">    def rss(self):</text:p>
      <text:p text:style-name="P3">        """Random Scheduling"""</text:p>
      <text:p text:style-name="P3">        distance, head = 0, self.head</text:p>
      <text:p text:style-name="P3">        requests = self.requests[:]</text:p>
      <text:p text:style-name="P3">        order = []</text:p>
      <text:p text:style-name="P3">        random.shuffle(requests)</text:p>
      <text:p text:style-name="P3">        for r in requests:</text:p>
      <text:p text:style-name="P3">            distance += abs(head - r)</text:p>
      <text:p text:style-name="P3"><text:soft-page-break/>            order.append(r)</text:p>
      <text:p text:style-name="P3">            head = r</text:p>
      <text:p text:style-name="P3">        return order, distance</text:p>
      <text:p text:style-name="P3"/>
      <text:p text:style-name="P3"># Example Usage</text:p>
      <text:p text:style-name="P3">if __name__ == "__main__":</text:p>
      <text:p text:style-name="P3">    requests = [82, 170, 43, 140, 24, 16, 190]</text:p>
      <text:p text:style-name="P3">    head = 50</text:p>
      <text:p text:style-name="P3">    diskSize = 200</text:p>
      <text:p text:style-name="P3"/>
      <text:p text:style-name="P3">    algo = DiskScheduling(requests, head, diskSize)</text:p>
      <text:p text:style-name="P3"/>
      <text:p text:style-name="P3">    fcfsOrder, fcfsDistance = algo.fcfs()</text:p>
      <text:p text:style-name="P3">    print(f"FCFS order: {fcfsOrder}")</text:p>
      <text:p text:style-name="P3">    print(f"FCFS total distance: {fcfsDistance}")</text:p>
      <text:p text:style-name="P3"/>
      <text:p text:style-name="P3">    sstfOrder, sstfDistance = algo.sstf()</text:p>
      <text:p text:style-name="P3">    print(f"SSTF order: {sstfOrder}")</text:p>
      <text:p text:style-name="P3">    print(f"SSTF total distance: {sstfDistance}")</text:p>
      <text:p text:style-name="P3"/>
      <text:p text:style-name="P3">    clookOrder, clookDistance = algo.clook()</text:p>
      <text:p text:style-name="P3">    print(f"C-LOOK order: {clookOrder}")</text:p>
      <text:p text:style-name="P3">    print(f"C-LOOK total distance: {clookDistance}")</text:p>
      <text:p text:style-name="P3"/>
      <text:p text:style-name="P3">    cscanOrder, cscanDistance = algo.cscan()</text:p>
      <text:p text:style-name="P3">    print(f"C-SCAN order: {cscanOrder}")</text:p>
      <text:p text:style-name="P3">    print(f"C-SCAN total distance: {cscanDistance}")</text:p>
      <text:p text:style-name="P3"/>
      <text:p text:style-name="P3">    rssOrder, rssDistance = algo.rss()</text:p>
      <text:p text:style-name="P3">    print(f"RSS order: {rssOrder}")</text:p>
      <text:p text:style-name="P3">    print(f"RSS total distance: {rssDistance}")</text:p>
      <text:p text:style-name="P2"><draw:frame text:anchor-type="paragraph" draw:z-index="0" draw:name="Text Frame 1" draw:style-name="gr1" draw:text-style-name="P4" svg:width="5.365in" svg:height="1.9898in" svg:x="0.1291in" svg:y="0.1016in"><draw:text-box><text:p>FCFS order: [82, 170, 43, 140, 24, 16, 190]</text:p><text:p>FCFS total distance: 642</text:p><text:p>SSTF order: [43, 24, 16, 82, 140, 170, 190]</text:p><text:p>SSTF total distance: 208</text:p><text:p>C-LOOK order: [82, 140, 170, 190, 16, 24, 43]</text:p><text:p>C-LOOK total distance: 341</text:p><text:p>C-SCAN order: [82, 140, 170, 190, 16, 24, 43]</text:p><text:p>C-SCAN total distance: 391</text:p><text:p>RSS order: [16, 24, 190, 82, 140, 170, 43]</text:p><text:p>RSS total distance: 531</text:p></draw:text-box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0T20:54:59.133000000</meta:creation-date>
    <dc:date>2025-09-20T20:59:03.855000000</dc:date>
    <meta:editing-duration>PT4M4S</meta:editing-duration>
    <meta:editing-cycles>1</meta:editing-cycles>
    <meta:document-statistic meta:table-count="0" meta:image-count="0" meta:object-count="0" meta:page-count="3" meta:paragraph-count="111" meta:word-count="457" meta:character-count="3835" meta:non-whitespace-character-count="2606"/>
    <meta:generator>LibreOffice/24.2.5.2$Windows_X86_64 LibreOffice_project/bffef4ea93e59bebbeaf7f431bb02b1a39ee8a59</meta:generator>
  </office:meta>
</office:document-meta>
</file>